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AFEKK+TimesNewRomanPSMT" svg:font-family="HAFEKK+TimesNewRomanPSMT"/>
    <style:font-face style:name="HAFFEB+SymbolMT" svg:font-family="HAFFEB+SymbolMT"/>
    <style:font-face style:name="Lohit Hindi1" svg:font-family="'Lohit Hindi'"/>
    <style:font-face style:name="HAFEKL+TimesNewRomanPSMT" svg:font-family="HAFEKL+TimesNewRomanPSMT" style:font-family-generic="roman"/>
    <style:font-face style:name="HAFEOO+TimesNewRomanPS-ItalicMT" svg:font-family="HAFEOO+TimesNewRomanPS-ItalicMT" style:font-family-generic="roman"/>
    <style:font-face style:name="HAFENN+TimesNewRomanPS-ItalicMT" svg:font-family="HAFENN+TimesNewRomanPS-ItalicMT" style:font-family-generic="script"/>
    <style:font-face style:name="HAFEEH+Calibri" svg:font-family="HAFEEH+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HAFEKK+TimesNewRomanPSMT" fo:font-size="10pt" officeooo:paragraph-rsid="00122de7" style:font-name-asian="HAFEKK+TimesNewRomanPSMT" style:font-size-asian="10pt" style:font-name-complex="HAFEKK+TimesNewRomanPSMT" style:font-size-complex="10pt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officeooo:paragraph-rsid="00122de7"/>
    </style:style>
    <style:style style:name="P4" style:family="paragraph" style:parent-style-name="Standard" style:list-style-name="">
      <style:paragraph-properties style:text-autospace="none"/>
      <style:text-properties style:font-name="HAFFEB+SymbolMT" fo:font-size="10pt" officeooo:paragraph-rsid="00122de7" style:font-name-asian="HAFFEB+SymbolMT" style:font-size-asian="10pt" style:font-name-complex="HAFFEB+SymbolMT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HAFFEB+SymbolMT" fo:font-size="10pt" style:font-name-asian="HAFFEB+SymbolMT" style:font-size-asian="10pt" style:font-name-complex="HAFFEB+SymbolMT" style:font-size-complex="10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HAFFEB+SymbolMT" fo:font-size="10pt" officeooo:paragraph-rsid="00138bb4" style:font-name-asian="HAFFEB+SymbolMT" style:font-size-asian="10pt" style:font-name-complex="HAFFEB+SymbolMT" style:font-size-complex="10pt"/>
    </style:style>
    <style:style style:name="P7" style:family="paragraph" style:parent-style-name="Standard" style:list-style-name="">
      <style:paragraph-properties fo:text-align="start" style:justify-single-word="false" style:text-autospace="none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font-size="11.5pt" officeooo:rsid="00122de7" style:font-size-asian="11.5pt" style:font-size-complex="11.5pt"/>
    </style:style>
    <style:style style:name="T3" style:family="text">
      <style:text-properties fo:font-size="11.5pt" officeooo:rsid="00138bb4" style:font-size-asian="11.5pt" style:font-size-complex="11.5pt"/>
    </style:style>
    <style:style style:name="T4" style:family="text">
      <style:text-properties style:font-name="HAFEKL+TimesNewRomanPSMT" fo:font-size="11.5pt" style:font-name-asian="HAFEKL+TimesNewRomanPSMT" style:font-size-asian="11.5pt" style:font-name-complex="HAFEKL+TimesNewRomanPSMT" style:font-size-complex="11.5pt"/>
    </style:style>
    <style:style style:name="T5" style:family="text">
      <style:text-properties style:font-name="HAFEKL+TimesNewRomanPSMT" fo:font-size="11.5pt" officeooo:rsid="00122de7" style:font-name-asian="HAFEKL+TimesNewRomanPSMT" style:font-size-asian="11.5pt" style:font-name-complex="HAFEKL+TimesNewRomanPSMT" style:font-size-complex="11.5pt"/>
    </style:style>
    <style:style style:name="T6" style:family="text">
      <style:text-properties style:font-name="HAFEKK+TimesNewRomanPSMT" fo:font-size="11.5pt" style:font-name-asian="HAFEKK+TimesNewRomanPSMT" style:font-size-asian="11.5pt" style:font-name-complex="HAFEKK+TimesNewRomanPSMT" style:font-size-complex="11.5pt"/>
    </style:style>
    <style:style style:name="T7" style:family="text">
      <style:text-properties style:font-name="HAFEKK+TimesNewRomanPSMT" fo:font-size="11.5pt" officeooo:rsid="00122de7" style:font-name-asian="HAFEKK+TimesNewRomanPSMT" style:font-size-asian="11.5pt" style:font-name-complex="HAFEKK+TimesNewRomanPSMT" style:font-size-complex="11.5pt"/>
    </style:style>
    <style:style style:name="T8" style:family="text">
      <style:text-properties style:font-name="HAFEKK+TimesNewRomanPSMT" fo:font-size="11.5pt" officeooo:rsid="00138bb4" style:font-name-asian="HAFEKK+TimesNewRomanPSMT" style:font-size-asian="11.5pt" style:font-name-complex="HAFEKK+TimesNewRomanPSMT" style:font-size-complex="11.5pt"/>
    </style:style>
    <style:style style:name="T9" style:family="text">
      <style:text-properties fo:font-size="10pt"/>
    </style:style>
    <style:style style:name="T10" style:family="text">
      <style:text-properties style:font-size-asian="10pt"/>
    </style:style>
    <style:style style:name="T11" style:family="text">
      <style:text-properties style:font-size-complex="10pt"/>
    </style:style>
    <style:style style:name="T12" style:family="text">
      <style:text-properties fo:language="el" fo:country="GR"/>
    </style:style>
    <style:style style:name="T13" style:family="text">
      <style:text-properties style:font-name="HAFEOO+TimesNewRomanPS-ItalicMT" fo:font-size="11.5pt" style:font-name-asian="HAFEOO+TimesNewRomanPS-ItalicMT" style:font-size-asian="11.5pt" style:font-name-complex="HAFEOO+TimesNewRomanPS-ItalicMT" style:font-size-complex="11.5pt"/>
    </style:style>
    <style:style style:name="T14" style:family="text">
      <style:text-properties style:font-name="HAFEOO+TimesNewRomanPS-ItalicMT" fo:font-size="11.5pt" officeooo:rsid="00122de7" style:font-name-asian="HAFEOO+TimesNewRomanPS-ItalicMT" style:font-size-asian="11.5pt" style:font-name-complex="HAFEOO+TimesNewRomanPS-ItalicMT" style:font-size-complex="11.5pt"/>
    </style:style>
    <style:style style:name="T15" style:family="text">
      <style:text-properties style:font-name="HAFFEB+SymbolMT"/>
    </style:style>
    <style:style style:name="T16" style:family="text">
      <style:text-properties style:font-name="HAFFEB+SymbolMT" fo:font-size="11.5pt" style:font-name-asian="HAFFEB+SymbolMT" style:font-size-asian="11.5pt" style:font-name-complex="HAFFEB+SymbolMT" style:font-size-complex="11.5pt"/>
    </style:style>
    <style:style style:name="T17" style:family="text">
      <style:text-properties style:font-name="HAFFEB+SymbolMT" fo:font-size="11.5pt" officeooo:rsid="00122de7" style:font-name-asian="HAFFEB+SymbolMT" style:font-size-asian="11.5pt" style:font-name-complex="HAFFEB+SymbolMT" style:font-size-complex="11.5pt"/>
    </style:style>
    <style:style style:name="T18" style:family="text">
      <style:text-properties style:font-name-asian="HAFFEB+SymbolMT"/>
    </style:style>
    <style:style style:name="T19" style:family="text">
      <style:text-properties style:font-name-complex="HAFFEB+SymbolMT"/>
    </style:style>
    <style:style style:name="T20" style:family="text">
      <style:text-properties style:font-name="HAFENN+TimesNewRomanPS-ItalicMT" fo:font-size="11.5pt" officeooo:rsid="00122de7" style:font-name-asian="HAFENN+TimesNewRomanPS-ItalicMT" style:font-size-asian="11.5pt" style:font-name-complex="HAFENN+TimesNewRomanPS-ItalicMT" style:font-size-complex="11.5pt"/>
    </style:style>
    <style:style style:name="T21" style:family="text">
      <style:text-properties style:font-name="HAFEEH+Calibri" fo:font-size="10.5pt" style:font-name-asian="HAFEEH+Calibri" style:font-size-asian="10.5pt" style:font-name-complex="HAFEEH+Calibri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• </text:span><text:span text:style-name="T1">Ποιο είναι το ποσοστό των πακέτων που χάνονται από την </text:span><text:span text:style-name="T4">μ</text:span><text:span text:style-name="T1">πλε και κόκκινη ροή</text:span><text:span text:style-name="T4">, </text:span><text:span text:style-name="T1">όταν</text:span></text:p>
      <text:p text:style-name="P2"><text:span text:style-name="T6">χρησιμοποιείται η ουρά </text:span><text:span text:style-name="T4">DropTail;</text:span></text:p>
      <text:p text:style-name="P2"><text:span text:style-name="T4"/></text:p>
      <text:p text:style-name="P3"><text:span text:style-name="T5">Μόνο μπλε, ποσοστό ;;;;;</text:span></text:p>
      <text:p text:style-name="P3"><text:span text:style-name="T5"/></text:p>
      <text:p text:style-name="P3"><text:span text:style-name="T17">• </text:span><text:span text:style-name="T7">Παρατηρώντας το </text:span><text:span text:style-name="T14">animation</text:span><text:span text:style-name="T5">, </text:span><text:span text:style-name="T7">εκτι</text:span><text:span text:style-name="T5">μ</text:span><text:span text:style-name="T7">ήστε το ποσοστό των πακέτων που χάνονται από την </text:span><text:span text:style-name="T5">μ</text:span><text:span text:style-name="T7">πλε και </text:span><text:span text:style-name="T6">από την κόκκινη ροή</text:span><text:span text:style-name="T4">, </text:span><text:span text:style-name="T6">όταν χρησιμοποιείται η ουρά </text:span><text:span text:style-name="T4">SFQ;</text:span></text:p>
      <text:p text:style-name="P3"><text:span text:style-name="T4"/></text:p>
      <text:p text:style-name="P3"><text:span text:style-name="T5">Μισά μισά μπλε-κόκκινα, ποσοστό ;;;;;;;;;</text:span></text:p>
      <text:p text:style-name="P3"><text:span text:style-name="T4"/></text:p>
      <text:p text:style-name="P7"><text:span text:style-name="T16">• </text:span><text:span text:style-name="T6">Είναι το ποσοστό αυτό αναμενόμενο</text:span><text:span text:style-name="T4">, </text:span><text:span text:style-name="T6">αν λάβουμε υπόψη τον ρυθμό μετάδοσης κάθε πηγής και τη χωρητικότητα της ζεύξης</text:span><text:span text:style-name="T4">; </text:span><text:span text:style-name="T6">Ποιες είναι οι απώλειες κάθε ροής σε </text:span><text:span text:style-name="T4">bit/sec;</text:span></text:p>
      <text:p text:style-name="P7"><text:span text:style-name="T4"/></text:p>
      <text:p text:style-name="P7"><text:span text:style-name="T4">;;;;;;;;;</text:span></text:p>
      <text:p text:style-name="P3"><text:span text:style-name="T5"/></text:p>
      <text:p text:style-name="P3"><text:span text:style-name="T5"/></text:p>
      <text:p text:style-name="P4"><text:span text:style-name="T2">• </text:span><text:span text:style-name="T7">Επαληθεύστε τις απαντήσεις της </text:span><text:span text:style-name="T20">Ενότητας </text:span><text:span text:style-name="T14">1.5 </text:span><text:span text:style-name="T5">(</text:span><text:span text:style-name="T7">για ουρά </text:span><text:span text:style-name="T5">DropTail </text:span><text:span text:style-name="T7">και ουρά </text:span><text:span text:style-name="T5">SFQ), </text:span><text:span text:style-name="T7">χρησι</text:span><text:span text:style-name="T5">μ</text:span><text:span text:style-name="T7">οποιώντας </text:span><text:span text:style-name="T6">τις γραφικές παραστάσεις του </text:span><text:span text:style-name="T13">Xgraph</text:span><text:span text:style-name="T4">.</text:span></text:p>
      <text:p text:style-name="P5"><text:span text:style-name="T1"/></text:p>
      <text:p text:style-name="P6"><text:span text:style-name="T3">Γραφικές.png</text:span></text:p>
      <text:p text:style-name="P5"><text:span text:style-name="T1"/></text:p>
      <text:p text:style-name="P5"><text:span text:style-name="T1">• </text:span><text:span text:style-name="T6">Ποια είναι η </text:span><text:span text:style-name="T4">μ</text:span><text:span text:style-name="T6">έγιστη και ποια η ελάχιστη τι</text:span><text:span text:style-name="T4">μ</text:span><text:span text:style-name="T6">ή του ρυθ</text:span><text:span text:style-name="T4">μ</text:span><text:span text:style-name="T6">ού </text:span><text:span text:style-name="T4">μ</text:span><text:span text:style-name="T6">εταφοράς των δεδο</text:span><text:span text:style-name="T4">μ</text:span><text:span text:style-name="T6">ένων για τις δυο ροές</text:span><text:span text:style-name="T4">;</text:span></text:p>
      <text:p text:style-name="P5"><text:span text:style-name="T4"/></text:p>
      <text:p text:style-name="P5"><text:span text:style-name="T4">;;;</text:span></text:p>
      <text:p text:style-name="P5"><text:span text:style-name="T21"/></text:p>
      <text:p text:style-name="P7"><text:span text:style-name="T16">• </text:span><text:span text:style-name="T6">Στις γραφικές παραστάσεις του </text:span><text:span text:style-name="T13">Xgraph </text:span><text:span text:style-name="T6">υπάρχουν διαστήματα με μηδενικό </text:span><text:span text:style-name="T8">ρ</text:span><text:span text:style-name="T6">υθμό μετάδοσης και διαστήματα που η μια πηγή από μόνη της φθάνει το </text:span><text:span text:style-name="T4">1 Mbps. </text:span><text:span text:style-name="T6">Πώς ερμηνεύετε αυτές τις παρατηρήσεις</text:span><text:span text:style-name="T4">;</text:span></text:p>
      <text:p text:style-name="P7"><text:span text:style-name="T4"/></text:p>
      <text:p text:style-name="P7"><text:span text:style-name="T4">;;;;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AFEKK+TimesNewRomanPSMT" svg:font-family="HAFEKK+TimesNewRomanPSMT"/>
    <style:font-face style:name="HAFFEB+SymbolMT" svg:font-family="HAFFEB+SymbolMT"/>
    <style:font-face style:name="Lohit Hindi1" svg:font-family="'Lohit Hindi'"/>
    <style:font-face style:name="HAFEKL+TimesNewRomanPSMT" svg:font-family="HAFEKL+TimesNewRomanPSMT" style:font-family-generic="roman"/>
    <style:font-face style:name="HAFEOO+TimesNewRomanPS-ItalicMT" svg:font-family="HAFEOO+TimesNewRomanPS-ItalicMT" style:font-family-generic="roman"/>
    <style:font-face style:name="HAFENN+TimesNewRomanPS-ItalicMT" svg:font-family="HAFENN+TimesNewRomanPS-ItalicMT" style:font-family-generic="script"/>
    <style:font-face style:name="HAFEEH+Calibri" svg:font-family="HAFEEH+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doril </meta:initial-creator>
    <meta:creation-date>2011-04-23T22:20:12</meta:creation-date>
    <meta:document-statistic meta:table-count="0" meta:image-count="0" meta:object-count="0" meta:page-count="1" meta:paragraph-count="13" meta:word-count="152" meta:character-count="934"/>
    <dc:date>2011-04-23T22:43:04</dc:date>
    <dc:creator>Indoril </dc:creator>
    <meta:editing-duration>PT00H07M41S</meta:editing-duration>
    <meta:editing-cycles>1</meta:editing-cycles>
    <meta:generator>OpenOffice.org/3.2$Unix OpenOffice.org_project/320m19$Build-9505</meta:generator>
  </office:meta>
</office:document-meta>
</file>